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8cm" style:rel-column-width="2890*"/>
    </style:style>
    <style:style style:name="Table6.B" style:family="table-column">
      <style:table-column-properties style:column-width="6.798cm" style:rel-column-width="3854*"/>
    </style:style>
    <style:style style:name="Table6.C" style:family="table-column">
      <style:table-column-properties style:column-width="2.551cm" style:rel-column-width="1446*"/>
    </style:style>
    <style:style style:name="Table6.D" style:family="table-column">
      <style:table-column-properties style:column-width="2.554cm" style:rel-column-width="1448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978b3" officeooo:paragraph-rsid="002978b3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c758b" officeooo:paragraph-rsid="002c758b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0b3f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d3d5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df15d" officeooo:paragraph-rsid="002df15d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df15d" officeooo:paragraph-rsid="002df15d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7677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6" style:family="text">
      <style:text-properties officeooo:rsid="00228d8d"/>
    </style:style>
    <style:style style:name="T7" style:family="text">
      <style:text-properties officeooo:rsid="00260b3f"/>
    </style:style>
    <style:style style:name="T8" style:family="text">
      <style:text-properties officeooo:rsid="0026d3d5"/>
    </style:style>
    <style:style style:name="T9" style:family="text">
      <style:text-properties officeooo:rsid="002a86c5"/>
    </style:style>
    <style:style style:name="T10" style:family="text">
      <style:text-properties officeooo:rsid="002df1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7">9</text:span>/<text:span text:style-name="T9">26</text:span> – DIENSTAG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2">/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7">9</text:span>/<text:span text:style-name="T9">27</text:span> – DIENSTAG</text:p>
          </table:table-cell>
          <table:table-cell table:style-name="Table6.A2" office:value-type="string">
            <text:p text:style-name="P5"/>
            <text:p text:style-name="P5">Mit Vererbung, Packages und abstrakten Klassen beschäftigt.</text:p>
            <text:p text:style-name="P5"/>
          </table:table-cell>
          <table:table-cell table:style-name="Table6.A2" office:value-type="string">
            <text:p text:style-name="P13">0900 <text:span text:style-name="T8">– </text:span>1600</text:p>
          </table:table-cell>
          <table:table-cell table:style-name="Table6.D2" office:value-type="string">
            <text:p text:style-name="P11"/>
            <text:p text:style-name="P12">FU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7">9</text:span>/<text:span text:style-name="T9">28</text:span> – MITTWOCH</text:p>
          </table:table-cell>
          <table:table-cell table:style-name="Table6.A2" office:value-type="string">
            <text:p text:style-name="P5"/>
            <text:p text:style-name="P5">Aufgabe Bibliothek: Simulation einer Bibliothek programmieren, mit den Klassen Buch, Buchliste, Kartei, Karteikarte, Person, Bibliothek.</text:p>
            <text:p text:style-name="P5"/>
          </table:table-cell>
          <table:table-cell table:style-name="Table6.A2" office:value-type="string">
            <text:p text:style-name="P13">0900 <text:span text:style-name="T8">– </text:span>1600</text:p>
          </table:table-cell>
          <table:table-cell table:style-name="Table6.D2" office:value-type="string">
            <text:p text:style-name="P11"/>
            <text:p text:style-name="P12">FU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6">9</text:span>/<text:span text:style-name="T9">29</text:span> – DONNERSTAG</text:p>
          </table:table-cell>
          <table:table-cell table:style-name="Table6.A2" office:value-type="string">
            <text:p text:style-name="P16">KRANK</text:p>
          </table:table-cell>
          <table:table-cell table:style-name="Table6.A2" office:value-type="string">
            <text:p text:style-name="P15">/</text:p>
          </table:table-cell>
          <table:table-cell table:style-name="Table6.D2" office:value-type="string">
            <text:p text:style-name="P11"/>
            <text:p text:style-name="P11">/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6">9</text:span>/<text:span text:style-name="T9">30</text:span> – FREITAG</text:p>
          </table:table-cell>
          <table:table-cell table:style-name="Table6.A2" office:value-type="string">
            <text:p text:style-name="P16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1">/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7677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9</text:span><text:span text:style-name="MT1">/</text:span><text:span text:style-name="MT3">26</text:span><text:span text:style-name="MT1"> – 2016/0</text:span><text:span text:style-name="MT4">9</text:span><text:span text:style-name="MT1">/</text:span><text:span text:style-name="MT3">30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5">3</text:span><text:span text:style-name="MT3">9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30T14:27:06.361380232</dc:date>
    <meta:editing-cycles>24</meta:editing-cycles>
    <dc:title>Header Schule</dc:title>
    <meta:editing-duration>PT1H7M5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69" meta:character-count="559" meta:non-whitespace-character-count="51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